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MPIFI+Formata-Medium" svg:font-family="FMPIFI+Formata-Medium"/>
    <style:font-face style:name="FMPJEJ+Formata-BoldCondensed" svg:font-family="FMPJEJ+Formata-BoldCondensed"/>
    <style:font-face style:name="FMPKAM+ElectraLH-Regular" svg:font-family="FMPKAM+ElectraLH-Regular"/>
    <style:font-face style:name="FMPKAO+ElectraLH-Cursive" svg:font-family="FMPKAO+ElectraLH-Cursive"/>
    <style:font-face style:name="FMPKBP+ElectraLH-Bold" svg:font-family="FMPKBP+ElectraLH-Bold"/>
    <style:font-face style:name="FNAIOI+Symbol" svg:font-family="FNAIOI+Symbol"/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965in"/>
    </style:style>
    <style:style style:name="co2" style:family="table-column">
      <style:table-column-properties fo:break-before="auto" style:column-width="5.4665in"/>
    </style:style>
    <style:style style:name="co3" style:family="table-column">
      <style:table-column-properties fo:break-before="auto" style:column-width="5.5425in"/>
    </style:style>
    <style:style style:name="co5" style:family="table-column">
      <style:table-column-properties fo:break-before="auto" style:column-width="3.6374in"/>
    </style:style>
    <style:style style:name="co6" style:family="table-column">
      <style:table-column-properties fo:break-before="auto" style:column-width="6.048in"/>
    </style:style>
    <style:style style:name="co7" style:family="table-column">
      <style:table-column-properties fo:break-before="auto" style:column-width="4.2402in"/>
    </style:style>
    <style:style style:name="co8" style:family="table-column">
      <style:table-column-properties fo:break-before="auto" style:column-width="4.5091in"/>
    </style:style>
    <style:style style:name="co9" style:family="table-column">
      <style:table-column-properties fo:break-before="auto" style:column-width="5.4134in"/>
    </style:style>
    <style:style style:name="co10" style:family="table-column">
      <style:table-column-properties fo:break-before="auto" style:column-width="5.6602in"/>
    </style:style>
    <style:style style:name="co11" style:family="table-column">
      <style:table-column-properties fo:break-before="auto" style:column-width="4.9283in"/>
    </style:style>
    <style:style style:name="co12" style:family="table-column">
      <style:table-column-properties fo:break-before="auto" style:column-width="4.8425in"/>
    </style:style>
    <style:style style:name="co13" style:family="table-column">
      <style:table-column-properties fo:break-before="auto" style:column-width="3.7772in"/>
    </style:style>
    <style:style style:name="co14" style:family="table-column">
      <style:table-column-properties fo:break-before="auto" style:column-width="4.5839in"/>
    </style:style>
    <style:style style:name="co15" style:family="table-column">
      <style:table-column-properties fo:break-before="auto" style:column-width="5.0043in"/>
    </style:style>
    <style:style style:name="co16" style:family="table-column">
      <style:table-column-properties fo:break-before="auto" style:column-width="3.4972in"/>
    </style:style>
    <style:style style:name="co17" style:family="table-column">
      <style:table-column-properties fo:break-before="auto" style:column-width="4.6165in"/>
    </style:style>
    <style:style style:name="co18" style:family="table-column">
      <style:table-column-properties fo:break-before="auto" style:column-width="4.4874in"/>
    </style:style>
    <style:style style:name="co19" style:family="table-column">
      <style:table-column-properties fo:break-before="auto" style:column-width="4.0138in"/>
    </style:style>
    <style:style style:name="co20" style:family="table-column">
      <style:table-column-properties fo:break-before="auto" style:column-width="4.4016in"/>
    </style:style>
    <style:style style:name="co21" style:family="table-column">
      <style:table-column-properties fo:break-before="auto" style:column-width="4.0898in"/>
    </style:style>
    <style:style style:name="co22" style:family="table-column">
      <style:table-column-properties fo:break-before="auto" style:column-width="2.0874in"/>
    </style:style>
    <style:style style:name="co23" style:family="table-column">
      <style:table-column-properties fo:break-before="auto" style:column-width="5.5957in"/>
    </style:style>
    <style:style style:name="co24" style:family="table-column">
      <style:table-column-properties fo:break-before="auto" style:column-width="2.8409in"/>
    </style:style>
    <style:style style:name="co25" style:family="table-column">
      <style:table-column-properties fo:break-before="auto" style:column-width="2.8945in"/>
    </style:style>
    <style:style style:name="co26" style:family="table-column">
      <style:table-column-properties fo:break-before="auto" style:column-width="3.0236in"/>
    </style:style>
    <style:style style:name="co27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102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use-window-font-color="true" style:text-outline="false" style:text-line-through-style="none" style:font-name="FMPKAM+ElectraLH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MPKAM+ElectraLH-Regular" style:font-size-asian="11pt" style:language-asian="en" style:country-asian="US" style:font-style-asian="normal" style:font-weight-asian="normal" style:font-name-complex="FMPKAM+ElectraLH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color="#000000" style:text-outline="false" style:text-line-through-style="none" style:font-name="FMPJEJ+Formata-BoldCondensed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MPJEJ+Formata-BoldCondensed" style:font-size-asian="9pt" style:language-asian="en" style:country-asian="US" style:font-style-asian="normal" style:font-weight-asian="normal" style:font-name-complex="FMPJEJ+Formata-BoldCondensed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FMPKAO+ElectraLH-Cursiv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MPKAO+ElectraLH-Cursive" style:font-size-asian="11pt" style:language-asian="en" style:country-asian="US" style:font-style-asian="normal" style:font-weight-asian="normal" style:font-name-complex="FMPKAO+ElectraLH-Cursive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FMPIFI+Formata-Medium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MPIFI+Formata-Medium" style:font-size-asian="9pt" style:language-asian="en" style:country-asian="US" style:font-style-asian="normal" style:font-weight-asian="normal" style:font-name-complex="FMPIFI+Formata-Medium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FMPKBP+ElectraLH-Bol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MPKBP+ElectraLH-Bold" style:font-size-asian="10pt" style:language-asian="en" style:country-asian="US" style:font-style-asian="normal" style:font-weight-asian="normal" style:font-name-complex="FMPKBP+ElectraLH-Bold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FMPKAO+ElectraLH-Cursiv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MPKAO+ElectraLH-Cursive" style:font-size-asian="10pt" style:language-asian="en" style:country-asian="US" style:font-style-asian="normal" style:font-weight-asian="normal" style:font-name-complex="FMPKAO+ElectraLH-Cursiv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FMPKAM+ElectraLH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MPKAM+ElectraLH-Regular" style:font-size-asian="10pt" style:language-asian="en" style:country-asian="US" style:font-style-asian="normal" style:font-weight-asian="normal" style:font-name-complex="FMPKAM+ElectraLH-Regular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FMPKBP+ElectraLH-Bold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MPKBP+ElectraLH-Bold" style:font-size-asian="9.5pt" style:language-asian="en" style:country-asian="US" style:font-style-asian="normal" style:font-weight-asian="normal" style:font-name-complex="FMPKBP+ElectraLH-Bold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FMPKBP+ElectraLH-Bold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MPKBP+ElectraLH-Bold" style:font-size-asian="9pt" style:language-asian="en" style:country-asian="US" style:font-style-asian="normal" style:font-weight-asian="normal" style:font-name-complex="FMPKBP+ElectraLH-Bold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FMPKAO+ElectraLH-Cursiv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MPKAO+ElectraLH-Cursive" style:font-size-asian="9pt" style:language-asian="en" style:country-asian="US" style:font-style-asian="normal" style:font-weight-asian="normal" style:font-name-complex="FMPKAO+ElectraLH-Cursive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FMPKAM+ElectraLH-Regula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MPKAM+ElectraLH-Regular" style:font-size-asian="9pt" style:language-asian="en" style:country-asian="US" style:font-style-asian="normal" style:font-weight-asian="normal" style:font-name-complex="FMPKAM+ElectraLH-Regular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font-name="FMPKAO+ElectraLH-Cursive" fo:font-size="11pt" style:font-name-asian="FMPKAO+ElectraLH-Cursive" style:font-size-asian="11pt" style:font-name-complex="FMPKAO+ElectraLH-Cursive" style:font-size-complex="6.30000019073486pt"/>
    </style:style>
    <style:style style:name="T2" style:family="text">
      <style:text-properties style:font-name="FNAIOI+Symbol" fo:font-size="10pt" style:font-name-asian="FNAIOI+Symbol" style:font-size-asian="10pt" style:font-name-complex="FNAIOI+Symbol" style:font-size-complex="5.69999980926514pt"/>
    </style:style>
    <style:style style:name="T3" style:family="text">
      <style:text-properties style:font-name="FMPKAM+ElectraLH-Regular" fo:font-size="10pt" style:font-name-asian="FMPKAM+ElectraLH-Regular" style:font-size-asian="10pt" style:font-name-complex="FMPKAM+ElectraLH-Regular" style:font-size-complex="5.69999980926514pt"/>
    </style:style>
    <style:style style:name="T4" style:family="text">
      <style:text-properties style:font-name="FMPKAO+ElectraLH-Cursive" fo:font-size="10pt" style:font-name-asian="FMPKAO+ElectraLH-Cursive" style:font-size-asian="10pt" style:font-name-complex="FMPKAO+ElectraLH-Cursive" style:font-size-complex="5.69999980926514pt"/>
    </style:style>
    <style:style style:name="T5" style:family="text">
      <style:text-properties style:font-name="FMPKAM+ElectraLH-Regular" fo:font-size="7.5pt" style:font-name-asian="FMPKAM+ElectraLH-Regular" style:font-size-asian="7.5pt" style:font-name-complex="FMPKAM+ElectraLH-Regular" style:font-size-complex="4.30000019073486pt"/>
    </style:style>
    <style:style style:name="T6" style:family="text">
      <style:text-properties style:font-name="FMPKAM+ElectraLH-Regular" fo:font-size="9pt" style:font-name-asian="FMPKAM+ElectraLH-Regular" style:font-size-asian="9pt" style:font-name-complex="FMPKAM+ElectraLH-Regular" style:font-size-complex="5.09999990463257pt"/>
    </style:style>
    <style:style style:name="T7" style:family="text">
      <style:text-properties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spreadsheet>
      <table:table table:name="81-82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MICROBIOLOGY—HIGH-YIELD CLINICAL VIGNETTES</text:p>
          </table:table-cell>
          <table:table-cell table:style-name="ce2" table:number-columns-repeated="2"/>
        </table:table-row>
        <table:table-row table:style-name="ro1">
          <table:table-cell office:value-type="string">
            <text:p>Alcoholic vomits gastric contents and develops foul-smelling sputum.</text:p>
          </table:table-cell>
          <table:table-cell table:style-name="ce2" office:value-type="string">
            <text:p>What organisms are most likely?</text:p>
          </table:table-cell>
          <table:table-cell table:style-name="ce2" office:value-type="string">
            <text:p>Anaerobes.</text:p>
          </table:table-cell>
        </table:table-row>
        <table:table-row table:style-name="ro2">
          <table:table-cell office:value-type="string">
            <text:p>Middle-age male presents with acute-onset monoarticular joint pain and bilateral Bell’s palsy</text:p>
          </table:table-cell>
          <table:table-cell office:value-type="string">
            <text:p>What is the likely disease, and how did he get it?</text:p>
          </table:table-cell>
          <table:table-cell office:value-type="string">
            <text:p>Lyme disease; bite from Ixodes tick.</text:p>
          </table:table-cell>
        </table:table-row>
        <table:table-row table:style-name="ro1">
          <table:table-cell office:value-type="string">
            <text:p>UA of patient shows WBC casts.</text:p>
          </table:table-cell>
          <table:table-cell table:style-name="ce2" office:value-type="string">
            <text:p>What is the diagnosis?</text:p>
          </table:table-cell>
          <table:table-cell table:style-name="ce2" office:value-type="string">
            <text:p>Pyelonephritis.</text:p>
          </table:table-cell>
        </table:table-row>
        <table:table-row table:style-name="ro1">
          <table:table-cell office:value-type="string">
            <text:p>Patient presents with “rose gardener’s” scenario (thorn prick with ulcers along lymphatic drainage).</text:p>
          </table:table-cell>
          <table:table-cell office:value-type="string">
            <text:p>What is the infectious bug?</text:p>
          </table:table-cell>
          <table:table-cell office:value-type="string">
            <text:p>Sporothrix schenckii.</text:p>
          </table:table-cell>
        </table:table-row>
        <table:table-row table:style-name="ro1">
          <table:table-cell office:value-type="string">
            <text:p>25-year-old medical student has a burning feeling in his gut after meals. Biopsy of gastric mucosa shows gram-negative rods</text:p>
          </table:table-cell>
          <table:table-cell office:value-type="string">
            <text:p>What is the likely organism?</text:p>
          </table:table-cell>
          <table:table-cell table:style-name="ce3" office:value-type="string">
            <text:p>Helicobacter pylori</text:p>
          </table:table-cell>
        </table:table-row>
        <table:table-row table:style-name="ro1">
          <table:table-cell office:value-type="string">
            <text:p>32-year-old male has “cauliflower” skin lesions. Tissue biopsy shows broad-based budding yeasts.</text:p>
          </table:table-cell>
          <table:table-cell table:style-name="ce2" office:value-type="string">
            <text:p>What is the likely organism?</text:p>
          </table:table-cell>
          <table:table-cell office:value-type="string">
            <text:p>Blastomyces.</text:p>
          </table:table-cell>
        </table:table-row>
        <table:table-row table:style-name="ro3">
          <table:table-cell table:style-name="Default" office:value-type="string">
            <text:p>Breast-feeding woman suddenly develops redness and swelling of her right breast. On examination, it is found to be a fluctuant mass</text:p>
          </table:table-cell>
          <table:table-cell office:value-type="string">
            <text:p>What is the diagnosis?</text:p>
          </table:table-cell>
          <table:table-cell office:value-type="string">
            <text:p>Mastitis caused by S. aureus</text:p>
          </table:table-cell>
        </table:table-row>
        <table:table-row table:style-name="ro3">
          <table:table-cell table:style-name="Default" office:value-type="string">
            <text:p>20-year-old college student presents with lymphadenopathy, fever, and hepatosplenomegaly His serum agglutinates sheep RBCs</text:p>
          </table:table-cell>
          <table:table-cell office:value-type="string">
            <text:p>What cell is infected?</text:p>
          </table:table-cell>
          <table:table-cell office:value-type="string">
            <text:p>B cell (EBV; infectious mononucleosis).</text:p>
          </table:table-cell>
        </table:table-row>
        <table:table-row table:style-name="ro1">
          <table:table-cell office:value-type="string">
            <text:p>3 hours after eating custard at a picnic, a whole family began to vomit. After 10 hours, they were better.</text:p>
          </table:table-cell>
          <table:table-cell office:value-type="string">
            <text:p>What is the organism?</text:p>
          </table:table-cell>
          <table:table-cell office:value-type="string">
            <text:p>S. aureus (produces preformed enterotoxin).</text:p>
          </table:table-cell>
        </table:table-row>
        <table:table-row table:style-name="ro3">
          <table:table-cell table:style-name="Default" office:value-type="string">
            <text:p>Infant becomes flaccid after eating honey.</text:p>
          </table:table-cell>
          <table:table-cell office:value-type="string">
            <text:p>What organism is implicated, and what is the mechanism of action?</text:p>
          </table:table-cell>
          <table:table-cell office:value-type="string">
            <text:p>Clostridium botulinum; inhibited release of Ach</text:p>
          </table:table-cell>
        </table:table-row>
        <table:table-row table:style-name="ro3">
          <table:table-cell table:style-name="Default" office:value-type="string">
            <text:p>Man presents with squamous cell carcinoma of the penis</text:p>
          </table:table-cell>
          <table:table-cell office:value-type="string">
            <text:p>He had exposure to what virus?</text:p>
          </table:table-cell>
          <table:table-cell office:value-type="string">
            <text:p>HPV.</text:p>
          </table:table-cell>
        </table:table-row>
        <table:table-row table:style-name="ro3">
          <table:table-cell table:style-name="Default" office:value-type="string">
            <text:p>Patient develops endocarditis 3 weeks after receiving a prosthetic heart valve.</text:p>
          </table:table-cell>
          <table:table-cell office:value-type="string">
            <text:p>What organism is suspected?</text:p>
          </table:table-cell>
          <table:table-cell office:value-type="string">
            <text:p>S. epidermidis.</text:p>
          </table:table-cell>
        </table:table-row>
        <table:table-row table:style-name="ro2">
          <table:table-cell office:value-type="string">
            <text:p>55-year-old man who is a smoker and a heavy drinker presents with a new cough and flulike symptoms. Gram stain shows no organisms; silver stain of sputum shows gram-negative rods.</text:p>
          </table:table-cell>
          <table:table-cell office:value-type="string">
            <text:p>What is the diagnosis?</text:p>
          </table:table-cell>
          <table:table-cell office:value-type="string">
            <text:p>Legionella pneumonia.</text:p>
          </table:table-cell>
        </table:table-row>
        <table:table-row table:style-name="ro3">
          <table:table-cell table:style-name="Default" office:value-type="string">
            <text:p>After taking clindamycin patient develops toxic megacolon and diarrhea.</text:p>
          </table:table-cell>
          <table:table-cell office:value-type="string">
            <text:p>What is the mechanism of diarrhea?</text:p>
          </table:table-cell>
          <table:table-cell office:value-type="string">
            <text:p>Clostridium difficile overgrowth.</text:p>
          </table:table-cell>
        </table:table-row>
        <table:table-row table:style-name="ro2">
          <table:table-cell table:style-name="Default" office:value-type="string">
            <text:p>25-year-old man presents with 3 days of fever, chills, and a painful, swollen knee.</text:p>
          </table:table-cell>
          <table:table-cell office:value-type="string">
            <text:p>What is the diagnosis, and what is the causative agent?</text:p>
          </table:table-cell>
          <table:table-cell table:style-name="ce4" office:value-type="string">
            <text:p>Septic arthritis; <text:span text:style-name="T1">N. gonorrhoeae</text:span></text:p>
          </table:table-cell>
        </table:table-row>
        <table:table-row table:style-name="ro1">
          <table:table-cell table:style-name="Default" office:value-type="string">
            <text:p>19-year-old female college student presents with vaginal itching and a thick, curdy discharge.</text:p>
          </table:table-cell>
          <table:table-cell office:value-type="string">
            <text:p>What is the causative agent?</text:p>
          </table:table-cell>
          <table:table-cell table:style-name="ce3" office:value-type="string">
            <text:p>Candida albicans.</text:p>
          </table:table-cell>
        </table:table-row>
        <table:table-row table:style-name="ro1">
          <table:table-cell office:value-type="string">
            <text:p>30-year-old woman returns from a camping trip and complains of watery diarrhea and cramps</text:p>
          </table:table-cell>
          <table:table-cell table:style-name="ce2" office:value-type="string">
            <text:p>What is the causative agent?</text:p>
          </table:table-cell>
          <table:table-cell table:style-name="ce3" office:value-type="string">
            <text:p>Giardia lamblia.</text:p>
          </table:table-cell>
        </table:table-row>
      </table:table>
      <table:table table:name="83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5" office:value-type="string">
            <text:p>Bacterial structures</text:p>
          </table:table-cell>
          <table:table-cell table:style-name="ce6" office:value-type="string">
            <text:p><text:s/>Function</text:p>
          </table:table-cell>
          <table:table-cell table:style-name="ce6" office:value-type="string">
            <text:p><text:s/>Chemical composition</text:p>
          </table:table-cell>
        </table:table-row>
        <table:table-row table:style-name="ro3">
          <table:table-cell office:value-type="string">
            <text:p>Peptidoglycan</text:p>
          </table:table-cell>
          <table:table-cell office:value-type="string">
            <text:p>Gives rigid support, protects against osmotic pressure.</text:p>
          </table:table-cell>
          <table:table-cell office:value-type="string">
            <text:p>Sugar backbone with cross linked peptide side chains.</text:p>
          </table:table-cell>
        </table:table-row>
        <table:table-row table:style-name="ro3">
          <table:table-cell office:value-type="string">
            <text:p>Cell wall/cell membrane (gram positives)</text:p>
          </table:table-cell>
          <table:table-cell office:value-type="string">
            <text:p>Major surface antigen.</text:p>
          </table:table-cell>
          <table:table-cell office:value-type="string">
            <text:p>Peptidoglycan for support. Teichoic acid induces TNF and IL-1.</text:p>
          </table:table-cell>
        </table:table-row>
        <table:table-row table:style-name="ro3">
          <table:table-cell office:value-type="string">
            <text:p>Outer membrane (gram negatives)</text:p>
          </table:table-cell>
          <table:table-cell office:value-type="string">
            <text:p>Site of endotoxin (lipopolysaccharide); major <text:s/>surface antigen</text:p>
          </table:table-cell>
          <table:table-cell office:value-type="string">
            <text:p>Lipid A induces TNF and IL-1; polysaccharide is the antigen.</text:p>
          </table:table-cell>
        </table:table-row>
        <table:table-row table:style-name="ro3">
          <table:table-cell office:value-type="string">
            <text:p>Plasma membrane</text:p>
          </table:table-cell>
          <table:table-cell office:value-type="string">
            <text:p>Site of oxidative and transport enzymes.</text:p>
          </table:table-cell>
          <table:table-cell office:value-type="string">
            <text:p>Lipoprotein bilayer.</text:p>
          </table:table-cell>
        </table:table-row>
        <table:table-row table:style-name="ro3">
          <table:table-cell office:value-type="string">
            <text:p>Ribosome</text:p>
          </table:table-cell>
          <table:table-cell office:value-type="string">
            <text:p>Protein synthesis.</text:p>
          </table:table-cell>
          <table:table-cell office:value-type="string">
            <text:p>50S and 30S subunits.</text:p>
          </table:table-cell>
        </table:table-row>
        <table:table-row table:style-name="ro3">
          <table:table-cell office:value-type="string">
            <text:p>Periplasm</text:p>
          </table:table-cell>
          <table:table-cell office:value-type="string">
            <text:p>Space between the cytoplasmic membrane and outer membrane in gram-negative bacteria.</text:p>
          </table:table-cell>
          <table:table-cell office:value-type="string">
            <text:p>Contains many hydrolytic enzymes, including β-lactamases.</text:p>
          </table:table-cell>
        </table:table-row>
        <table:table-row table:style-name="ro3">
          <table:table-cell office:value-type="string">
            <text:p>Capsule</text:p>
          </table:table-cell>
          <table:table-cell office:value-type="string">
            <text:p>Protects against phagocytosis.</text:p>
          </table:table-cell>
          <table:table-cell office:value-type="string">
            <text:p>Polysaccharide (except Bacillus anthracis, which contains D-glutamate).</text:p>
          </table:table-cell>
        </table:table-row>
        <table:table-row table:style-name="ro3">
          <table:table-cell office:value-type="string">
            <text:p>Pilus/fimbria</text:p>
          </table:table-cell>
          <table:table-cell office:value-type="string">
            <text:p>Mediates adherence of bacteria to cell surface; sex pilus forms attachment between 2 bacteria during conjugation.</text:p>
          </table:table-cell>
          <table:table-cell office:value-type="string">
            <text:p>Glycoprotein.</text:p>
          </table:table-cell>
        </table:table-row>
        <table:table-row table:style-name="ro3">
          <table:table-cell office:value-type="string">
            <text:p>Flagellum</text:p>
          </table:table-cell>
          <table:table-cell office:value-type="string">
            <text:p>Motility.</text:p>
          </table:table-cell>
          <table:table-cell office:value-type="string">
            <text:p>Protein.</text:p>
          </table:table-cell>
        </table:table-row>
        <table:table-row table:style-name="ro3">
          <table:table-cell office:value-type="string">
            <text:p>Spore</text:p>
          </table:table-cell>
          <table:table-cell office:value-type="string">
            <text:p>Provides resistance to dehydration, heat, and chemicals</text:p>
          </table:table-cell>
          <table:table-cell office:value-type="string">
            <text:p>Keratin-like coat; dipicolinic acid.</text:p>
          </table:table-cell>
        </table:table-row>
        <table:table-row table:style-name="ro3">
          <table:table-cell office:value-type="string">
            <text:p>Plasmid</text:p>
          </table:table-cell>
          <table:table-cell office:value-type="string">
            <text:p>Contains a variety of genes for antibiotic resistance, enzymes, and toxins.</text:p>
          </table:table-cell>
          <table:table-cell office:value-type="string">
            <text:p>DNA.</text:p>
          </table:table-cell>
        </table:table-row>
        <table:table-row table:style-name="ro3">
          <table:table-cell office:value-type="string">
            <text:p>Glycocalyx</text:p>
          </table:table-cell>
          <table:table-cell office:value-type="string">
            <text:p>Mediates adherence to surfaces, especially foreign surfaces (e.g., indwelling catheters).</text:p>
          </table:table-cell>
          <table:table-cell office:value-type="string">
            <text:p>Polysaccharide.</text:p>
          </table:table-cell>
        </table:table-row>
      </table:table>
      <table:table table:name="85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5" office:value-type="string">
            <text:p>Main features of exotoxins and endotoxins / Property</text:p>
          </table:table-cell>
          <table:table-cell table:style-name="ce6" office:value-type="string">
            <text:p><text:s/>Exotoxin</text:p>
          </table:table-cell>
          <table:table-cell table:style-name="ce6" office:value-type="string">
            <text:p><text:s/>Endotoxin</text:p>
          </table:table-cell>
        </table:table-row>
        <table:table-row table:style-name="ro3">
          <table:table-cell office:value-type="string">
            <text:p>Source</text:p>
          </table:table-cell>
          <table:table-cell office:value-type="string">
            <text:p>Certain species of some gram-positive and gram-negative bacteria</text:p>
          </table:table-cell>
          <table:table-cell office:value-type="string">
            <text:p>Outer cell membrane of most gram-negative bacteria and Listeria</text:p>
          </table:table-cell>
        </table:table-row>
        <table:table-row table:style-name="ro3">
          <table:table-cell office:value-type="string">
            <text:p>Secreted from ce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Chemistry</text:p>
          </table:table-cell>
          <table:table-cell office:value-type="string">
            <text:p>Polypeptide</text:p>
          </table:table-cell>
          <table:table-cell office:value-type="string">
            <text:p>Lipopolysaccharide</text:p>
          </table:table-cell>
        </table:table-row>
        <table:table-row table:style-name="ro3">
          <table:table-cell office:value-type="string">
            <text:p>Location of genes</text:p>
          </table:table-cell>
          <table:table-cell office:value-type="string">
            <text:p>Plasmid or bacteriophage</text:p>
          </table:table-cell>
          <table:table-cell office:value-type="string">
            <text:p>Bacterial chromosome</text:p>
          </table:table-cell>
        </table:table-row>
        <table:table-row table:style-name="ro3">
          <table:table-cell office:value-type="string">
            <text:p>Toxicity</text:p>
          </table:table-cell>
          <table:table-cell office:value-type="string">
            <text:p>High (fatal dose on the order of 1 μg)</text:p>
          </table:table-cell>
          <table:table-cell office:value-type="string">
            <text:p>Low (fatal dose on the order of hundreds of micrograms)</text:p>
          </table:table-cell>
        </table:table-row>
        <table:table-row table:style-name="ro3">
          <table:table-cell office:value-type="string">
            <text:p>Clinical effects</text:p>
          </table:table-cell>
          <table:table-cell office:value-type="string">
            <text:p>Various effects (see text)</text:p>
          </table:table-cell>
          <table:table-cell office:value-type="string">
            <text:p>Fever, shock</text:p>
          </table:table-cell>
        </table:table-row>
        <table:table-row table:style-name="ro3">
          <table:table-cell office:value-type="string">
            <text:p>Mode of action</text:p>
          </table:table-cell>
          <table:table-cell office:value-type="string">
            <text:p>Various modes (see text)</text:p>
          </table:table-cell>
          <table:table-cell office:value-type="string">
            <text:p>Includes TNF and IL-1</text:p>
          </table:table-cell>
        </table:table-row>
        <table:table-row table:style-name="ro3">
          <table:table-cell office:value-type="string">
            <text:p>Antigenicity</text:p>
          </table:table-cell>
          <table:table-cell office:value-type="string">
            <text:p>Induces high-titer antibodies called antitoxins</text:p>
          </table:table-cell>
          <table:table-cell office:value-type="string">
            <text:p>Poorly antigenic</text:p>
          </table:table-cell>
        </table:table-row>
        <table:table-row table:style-name="ro3">
          <table:table-cell office:value-type="string">
            <text:p>Vaccines</text:p>
          </table:table-cell>
          <table:table-cell office:value-type="string">
            <text:p>Toxoids used as vaccines</text:p>
          </table:table-cell>
          <table:table-cell office:value-type="string">
            <text:p>No toxoids formed and no vaccine available</text:p>
          </table:table-cell>
        </table:table-row>
        <table:table-row table:style-name="ro3">
          <table:table-cell office:value-type="string">
            <text:p>Heat stability</text:p>
          </table:table-cell>
          <table:table-cell office:value-type="string">
            <text:p>Destroyed rapidly at 60°C (except staphylococcal enterotoxin)</text:p>
          </table:table-cell>
          <table:table-cell office:value-type="string">
            <text:p>Stable at 100°C for 1 hour</text:p>
          </table:table-cell>
        </table:table-row>
        <table:table-row table:style-name="ro3">
          <table:table-cell office:value-type="string">
            <text:p>Typical diseases</text:p>
          </table:table-cell>
          <table:table-cell office:value-type="string">
            <text:p>Tetanus, botulism, diphtheria</text:p>
          </table:table-cell>
          <table:table-cell office:value-type="string">
            <text:p>Meningococcemia, sepsis by gramnegative rods</text:p>
          </table:table-cell>
        </table:table-row>
      </table:table>
      <table:table table:name="88" table:style-name="ta1" table:print="false">
        <table:table-column table:style-name="co8" table:default-cell-style-name="ce7"/>
        <table:table-column table:style-name="co11" table:default-cell-style-name="ce8"/>
        <table:table-column table:style-name="co12" table:default-cell-style-name="Default"/>
        <table:table-row table:style-name="ro3">
          <table:table-cell table:style-name="ce5" office:value-type="string">
            <text:p>Special culture requirements / Bug</text:p>
          </table:table-cell>
          <table:table-cell table:style-name="ce6" office:value-type="string">
            <text:p><text:s/>Media used for isolation</text:p>
          </table:table-cell>
          <table:table-cell/>
        </table:table-row>
        <table:table-row table:style-name="ro3">
          <table:table-cell office:value-type="string">
            <text:p><text:s/>H. influenzae</text:p>
          </table:table-cell>
          <table:table-cell office:value-type="string">
            <text:p><text:s/>Chocolate agar with factors V (NAD) and X (hematin)</text:p>
          </table:table-cell>
          <table:table-cell/>
        </table:table-row>
        <table:table-row table:style-name="ro3">
          <table:table-cell office:value-type="string">
            <text:p><text:s/>N. gonorrhoeae</text:p>
          </table:table-cell>
          <table:table-cell office:value-type="string">
            <text:p><text:s/>Thayer-Martin media</text:p>
          </table:table-cell>
          <table:table-cell/>
        </table:table-row>
        <table:table-row table:style-name="ro3">
          <table:table-cell office:value-type="string">
            <text:p><text:s/>B. pertussis</text:p>
          </table:table-cell>
          <table:table-cell office:value-type="string">
            <text:p><text:s/>Bordet-Gengou (potato) agar</text:p>
          </table:table-cell>
          <table:table-cell/>
        </table:table-row>
        <table:table-row table:style-name="ro3">
          <table:table-cell office:value-type="string">
            <text:p><text:s/>C. diphtheriae</text:p>
          </table:table-cell>
          <table:table-cell office:value-type="string">
            <text:p><text:s/>Tellurite plate, LÃ¶ffler’s media</text:p>
          </table:table-cell>
          <table:table-cell/>
        </table:table-row>
        <table:table-row table:style-name="ro3">
          <table:table-cell office:value-type="string">
            <text:p><text:s/>M. tuberculosis</text:p>
          </table:table-cell>
          <table:table-cell office:value-type="string">
            <text:p><text:s/>LÃ¶wenstein-Jensen agar</text:p>
          </table:table-cell>
          <table:table-cell/>
        </table:table-row>
        <table:table-row table:style-name="ro3">
          <table:table-cell table:style-name="ce8" office:value-type="string">
            <text:p><text:s/>Lactose-fermenting enterics</text:p>
          </table:table-cell>
          <table:table-cell office:value-type="string">
            <text:p><text:s/>Pink colonies on MacConkey’s agar</text:p>
          </table:table-cell>
          <table:table-cell/>
        </table:table-row>
        <table:table-row table:style-name="ro3">
          <table:table-cell office:value-type="string">
            <text:p><text:s/>Legionella</text:p>
          </table:table-cell>
          <table:table-cell table:style-name="ce4" office:value-type="string">
            <text:p><text:s/>Charcoal yeast extract agar buffered with <text:span text:style-name="T2">↑ </text:span><text:span text:style-name="T3"><text:s/>iron and cysteine</text:span></text:p>
          </table:table-cell>
          <table:table-cell/>
        </table:table-row>
        <table:table-row table:style-name="ro3">
          <table:table-cell table:style-name="ce8" office:value-type="string">
            <text:p><text:s/>Fungi</text:p>
          </table:table-cell>
          <table:table-cell office:value-type="string">
            <text:p><text:s/>Sabouraud’s agar</text:p>
          </table:table-cell>
          <table:table-cell/>
        </table:table-row>
      </table:table>
      <table:table table:name="88-2" table:style-name="ta1" table:print="false">
        <table:table-column table:style-name="co13" table:default-cell-style-name="ce8"/>
        <table:table-column table:style-name="co14" table:default-cell-style-name="ce4"/>
        <table:table-column table:style-name="co15" table:default-cell-style-name="Default"/>
        <table:table-row table:style-name="ro3">
          <table:table-cell table:style-name="ce5" office:value-type="string">
            <text:p>Stains</text:p>
          </table:table-cell>
          <table:table-cell table:style-name="Default"/>
          <table:table-cell/>
        </table:table-row>
        <table:table-row table:style-name="ro3">
          <table:table-cell office:value-type="string">
            <text:p><text:s/>Congo red</text:p>
          </table:table-cell>
          <table:table-cell office:value-type="string">
            <text:p><text:s/>Amyloid; apple-green birefringence in polarized light (because of <text:span text:style-name="T2">β</text:span><text:span text:style-name="T3"> -pleated sheets).</text:span></text:p>
          </table:table-cell>
          <table:table-cell/>
        </table:table-row>
        <table:table-row table:style-name="ro3">
          <table:table-cell office:value-type="string">
            <text:p><text:s/>Giemsa’s</text:p>
          </table:table-cell>
          <table:table-cell office:value-type="string">
            <text:p><text:s/>Borrelia, Plasmodium, <text:span text:style-name="T3">trypanosomes, </text:span><text:span text:style-name="T4"><text:s/>Chlamydia</text:span></text:p>
          </table:table-cell>
          <table:table-cell/>
        </table:table-row>
        <table:table-row table:style-name="ro3">
          <table:table-cell office:value-type="string">
            <text:p><text:s/>PAS (periodic acid-Schiff)</text:p>
          </table:table-cell>
          <table:table-cell table:style-name="ce8" office:value-type="string">
            <text:p><text:s/>Stains glycogen, mucopolysaccharides; used to diagnose Whipple’s disease.</text:p>
          </table:table-cell>
          <table:table-cell/>
        </table:table-row>
        <table:table-row table:style-name="ro3">
          <table:table-cell office:value-type="string">
            <text:p><text:s/>Ziehl-Neelsen</text:p>
          </table:table-cell>
          <table:table-cell table:style-name="ce8" office:value-type="string">
            <text:p><text:s/>Acid-fast bacteria.</text:p>
          </table:table-cell>
          <table:table-cell/>
        </table:table-row>
        <table:table-row table:style-name="ro3">
          <table:table-cell office:value-type="string">
            <text:p><text:s/>India ink</text:p>
          </table:table-cell>
          <table:table-cell table:style-name="ce7" office:value-type="string">
            <text:p><text:s/>Cryptococcus neoformans</text:p>
          </table:table-cell>
          <table:table-cell/>
        </table:table-row>
        <table:table-row table:style-name="ro3">
          <table:table-cell office:value-type="string">
            <text:p><text:s/>Silver stain</text:p>
          </table:table-cell>
          <table:table-cell office:value-type="string">
            <text:p><text:s/>Fungi, <text:span text:style-name="T4">Legionella</text:span><text:span text:style-name="T3"> .</text:span></text:p>
          </table:table-cell>
          <table:table-cell/>
        </table:table-row>
      </table:table>
      <table:table table:name="95" table:style-name="ta1" table:print="false">
        <table:table-column table:style-name="co16" table:default-cell-style-name="ce8"/>
        <table:table-column table:style-name="co17" table:default-cell-style-name="ce7"/>
        <table:table-column table:style-name="co18" table:default-cell-style-name="ce8"/>
        <table:table-row table:style-name="ro3">
          <table:table-cell table:style-name="Default" office:value-type="string">
            <text:p>Bugs causing diarrhea / Type</text:p>
          </table:table-cell>
          <table:table-cell table:style-name="ce6" office:value-type="string">
            <text:p><text:s/>Species</text:p>
          </table:table-cell>
          <table:table-cell table:style-name="ce6" office:value-type="string">
            <text:p><text:s/>Findings</text:p>
          </table:table-cell>
        </table:table-row>
        <table:table-row table:style-name="ro3">
          <table:table-cell office:value-type="string">
            <text:p><text:s/>Bloody diarrhea</text:p>
          </table:table-cell>
          <table:table-cell office:value-type="string">
            <text:p><text:s/>Campylobacter</text:p>
          </table:table-cell>
          <table:table-cell office:value-type="string">
            <text:p><text:s/>Comma- or S-shaped organisms; growth at 42°C; oxidase positive</text:p>
          </table:table-cell>
        </table:table-row>
        <table:table-row table:style-name="ro3">
          <table:table-cell office:value-type="string">
            <text:p><text:s/>Bloody diarrhea</text:p>
          </table:table-cell>
          <table:table-cell office:value-type="string">
            <text:p><text:s/>Salmonella</text:p>
          </table:table-cell>
          <table:table-cell office:value-type="string">
            <text:p><text:s/>Lactose negative; flagellar motility</text:p>
          </table:table-cell>
        </table:table-row>
        <table:table-row table:style-name="ro3">
          <table:table-cell office:value-type="string">
            <text:p><text:s/>Bloody diarrhea</text:p>
          </table:table-cell>
          <table:table-cell office:value-type="string">
            <text:p><text:s/>Shigella</text:p>
          </table:table-cell>
          <table:table-cell table:style-name="ce4" office:value-type="string">
            <text:p><text:s/>Lactose negative; very low ID<text:span text:style-name="T5">50</text:span><text:span text:style-name="T3"> ; produces Shiga toxin</text:span></text:p>
          </table:table-cell>
        </table:table-row>
        <table:table-row table:style-name="ro3">
          <table:table-cell office:value-type="string">
            <text:p><text:s/>Bloody diarrhea</text:p>
          </table:table-cell>
          <table:table-cell table:style-name="ce4" office:value-type="string">
            <text:p><text:s/>Enterohemorrhagic <text:span text:style-name="T4">E. coli</text:span></text:p>
          </table:table-cell>
          <table:table-cell office:value-type="string">
            <text:p><text:s/>O157:H7; can cause HUS; makes Shiga-like toxin</text:p>
          </table:table-cell>
        </table:table-row>
        <table:table-row table:style-name="ro3">
          <table:table-cell office:value-type="string">
            <text:p><text:s/>Bloody diarrhea</text:p>
          </table:table-cell>
          <table:table-cell table:style-name="ce4" office:value-type="string">
            <text:p><text:s/>Enteroinvasive <text:span text:style-name="T4">E. coli</text:span></text:p>
          </table:table-cell>
          <table:table-cell office:value-type="string">
            <text:p><text:s/>Invades colonic mucosa</text:p>
          </table:table-cell>
        </table:table-row>
        <table:table-row table:style-name="ro3">
          <table:table-cell office:value-type="string">
            <text:p><text:s/>Bloody diarrhea</text:p>
          </table:table-cell>
          <table:table-cell office:value-type="string">
            <text:p><text:s/>Yersinia enterocolitica</text:p>
          </table:table-cell>
          <table:table-cell office:value-type="string">
            <text:p><text:s/>Day-care outbreaks, pseudoappendicitis</text:p>
          </table:table-cell>
        </table:table-row>
        <table:table-row table:style-name="ro3">
          <table:table-cell office:value-type="string">
            <text:p><text:s/>Bloody diarrhea</text:p>
          </table:table-cell>
          <table:table-cell table:style-name="ce4" office:value-type="string">
            <text:p><text:s/>C. difficile <text:span text:style-name="T3">(can cause both watery and bloody diarrhea)</text:span></text:p>
          </table:table-cell>
          <table:table-cell office:value-type="string">
            <text:p><text:s/>Pseudomembranous colitis</text:p>
          </table:table-cell>
        </table:table-row>
        <table:table-row table:style-name="ro3">
          <table:table-cell office:value-type="string">
            <text:p><text:s/>Bloody diarrhea</text:p>
          </table:table-cell>
          <table:table-cell office:value-type="string">
            <text:p><text:s/>Entamoeba histolytica</text:p>
          </table:table-cell>
          <table:table-cell office:value-type="string">
            <text:p><text:s/>Protozoan</text:p>
          </table:table-cell>
        </table:table-row>
        <table:table-row table:style-name="ro3">
          <table:table-cell office:value-type="string">
            <text:p><text:s/>Watery diarrhea</text:p>
          </table:table-cell>
          <table:table-cell table:style-name="ce4" office:value-type="string">
            <text:p><text:s/>Enterotoxigenic <text:span text:style-name="T4">E. coli</text:span></text:p>
          </table:table-cell>
          <table:table-cell office:value-type="string">
            <text:p><text:s/>Traveler’s diarrhea; produces ST and LT toxins</text:p>
          </table:table-cell>
        </table:table-row>
        <table:table-row table:style-name="ro3">
          <table:table-cell office:value-type="string">
            <text:p><text:s/>Watery diarrhea</text:p>
          </table:table-cell>
          <table:table-cell office:value-type="string">
            <text:p><text:s/>Vibrio cholerae</text:p>
          </table:table-cell>
          <table:table-cell office:value-type="string">
            <text:p><text:s/>Comma-shaped organisms; ricewater diarrhea</text:p>
          </table:table-cell>
        </table:table-row>
        <table:table-row table:style-name="ro3">
          <table:table-cell office:value-type="string">
            <text:p><text:s/>Watery diarrhea</text:p>
          </table:table-cell>
          <table:table-cell office:value-type="string">
            <text:p><text:s/>C. perfringens</text:p>
          </table:table-cell>
          <table:table-cell office:value-type="string">
            <text:p><text:s/>Also causes gas gangrene</text:p>
          </table:table-cell>
        </table:table-row>
        <table:table-row table:style-name="ro3">
          <table:table-cell office:value-type="string">
            <text:p><text:s/>Watery diarrhea</text:p>
          </table:table-cell>
          <table:table-cell table:style-name="ce8" office:value-type="string">
            <text:p><text:s/>Protozoa</text:p>
          </table:table-cell>
          <table:table-cell table:style-name="ce4" office:value-type="string">
            <text:p><text:s/>Giardia, Cryptosporidium <text:span text:style-name="T3">(in immunocompromised)</text:span></text:p>
          </table:table-cell>
        </table:table-row>
        <table:table-row table:style-name="ro3">
          <table:table-cell office:value-type="string">
            <text:p><text:s/>Watery diarrhea</text:p>
          </table:table-cell>
          <table:table-cell table:style-name="Default" office:value-type="string">
            <text:p>Viruses</text:p>
          </table:table-cell>
          <table:table-cell table:style-name="Default" office:value-type="string">
            <text:p>Rotavirus, adenovirus, Norwalk virus (norovirus)</text:p>
          </table:table-cell>
        </table:table-row>
      </table:table>
      <table:table table:name="97" table:style-name="ta1" table:print="false">
        <table:table-column table:style-name="co19" table:default-cell-style-name="ce4"/>
        <table:table-column table:style-name="co20" table:default-cell-style-name="ce8"/>
        <table:table-column table:style-name="co21" table:default-cell-style-name="ce8"/>
        <table:table-row table:style-name="ro3">
          <table:table-cell table:style-name="ce5" office:value-type="string">
            <text:p>Zoonotic bacteria / Species</text:p>
          </table:table-cell>
          <table:table-cell table:style-name="ce9" office:value-type="string">
            <text:p>Disease</text:p>
          </table:table-cell>
          <table:table-cell table:style-name="Default" office:value-type="string">
            <text:p><text:s/>Transmission and source</text:p>
          </table:table-cell>
        </table:table-row>
        <table:table-row table:style-name="ro3">
          <table:table-cell office:value-type="string">
            <text:p><text:s/>B<text:span text:style-name="T4">artonella henselae</text:span></text:p>
          </table:table-cell>
          <table:table-cell office:value-type="string">
            <text:p><text:s/>Cat scratch fever</text:p>
          </table:table-cell>
          <table:table-cell office:value-type="string">
            <text:p><text:s/>Cat scratch</text:p>
          </table:table-cell>
        </table:table-row>
        <table:table-row table:style-name="ro3">
          <table:table-cell office:value-type="string">
            <text:p><text:s/>B<text:span text:style-name="T4">orrelia burgdorferi</text:span></text:p>
          </table:table-cell>
          <table:table-cell office:value-type="string">
            <text:p><text:s/>Lyme disease</text:p>
          </table:table-cell>
          <table:table-cell table:style-name="ce4" office:value-type="string">
            <text:p><text:s/>Tick bite; <text:span text:style-name="T4">Ixodes </text:span><text:span text:style-name="T3"><text:s/>ticks that live on deer and mice</text:span></text:p>
          </table:table-cell>
        </table:table-row>
        <table:table-row table:style-name="ro3">
          <table:table-cell office:value-type="string">
            <text:p><text:s/>B<text:span text:style-name="T4">rucella </text:span><text:span text:style-name="T3">spp.</text:span></text:p>
          </table:table-cell>
          <table:table-cell office:value-type="string">
            <text:p><text:s/>Brucellosis/ Undulant fever</text:p>
          </table:table-cell>
          <table:table-cell table:style-name="Default" office:value-type="string">
            <text:p>Dairy products, contact with animals</text:p>
          </table:table-cell>
        </table:table-row>
        <table:table-row table:style-name="ro3">
          <table:table-cell office:value-type="string">
            <text:p><text:s/>F<text:span text:style-name="T4">rancisella tularensis</text:span></text:p>
          </table:table-cell>
          <table:table-cell office:value-type="string">
            <text:p><text:s/>Tularemia</text:p>
          </table:table-cell>
          <table:table-cell office:value-type="string">
            <text:p><text:s/>Tick bite; rabbits, deer</text:p>
          </table:table-cell>
        </table:table-row>
        <table:table-row table:style-name="ro3">
          <table:table-cell office:value-type="string">
            <text:p><text:s/>Y<text:span text:style-name="T4">ersinia pestis</text:span></text:p>
          </table:table-cell>
          <table:table-cell office:value-type="string">
            <text:p><text:s/>Plague</text:p>
          </table:table-cell>
          <table:table-cell office:value-type="string">
            <text:p><text:s/>Flea bite; rodents, especially prairie dogs</text:p>
          </table:table-cell>
        </table:table-row>
        <table:table-row table:style-name="ro3">
          <table:table-cell office:value-type="string">
            <text:p><text:s/>P<text:span text:style-name="T4">asteurella multocida</text:span></text:p>
          </table:table-cell>
          <table:table-cell office:value-type="string">
            <text:p><text:s/>Cellulitis</text:p>
          </table:table-cell>
          <table:table-cell office:value-type="string">
            <text:p><text:s/>Animal bite; cats, dogs</text:p>
          </table:table-cell>
        </table:table-row>
      </table:table>
      <table:table table:name="157-158" table:style-name="ta1" table:print="false">
        <table:table-column table:style-name="co22" table:default-cell-style-name="ce12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row table:style-name="ro3">
          <table:table-cell table:style-name="ce11" office:value-type="string">
            <text:p>Organism</text:p>
          </table:table-cell>
          <table:table-cell table:style-name="ce11" office:value-type="string">
            <text:p>Disease</text:p>
          </table:table-cell>
          <table:table-cell table:style-name="ce11" office:value-type="string">
            <text:p>Transmission</text:p>
          </table:table-cell>
          <table:table-cell table:style-name="ce11" office:value-type="string">
            <text:p>Diagnosis</text:p>
          </table:table-cell>
          <table:table-cell table:style-name="ce11" office:value-type="string">
            <text:p>Treatment</text:p>
          </table:table-cell>
        </table:table-row>
        <table:table-row table:style-name="ro3">
          <table:table-cell office:value-type="string">
            <text:p>Giardia lamblia</text:p>
          </table:table-cell>
          <table:table-cell table:style-name="ce4" office:value-type="string">
            <text:p><text:span text:style-name="T6">Giardiasis: </text:span><text:s/>b<text:span text:style-name="T6">loating, flatulence, foul-smelling diarrhea (often seen in campers/hikers)</text:span></text:p>
          </table:table-cell>
          <table:table-cell office:value-type="string">
            <text:p>Cysts in water</text:p>
          </table:table-cell>
          <table:table-cell office:value-type="string">
            <text:p>Trophozoites or cysts in stool</text:p>
          </table:table-cell>
          <table:table-cell office:value-type="string">
            <text:p>Metronidazole</text:p>
          </table:table-cell>
        </table:table-row>
        <table:table-row table:style-name="ro3">
          <table:table-cell office:value-type="string">
            <text:p>Trichomonas vaginalis</text:p>
          </table:table-cell>
          <table:table-cell office:value-type="string">
            <text:p>Vaginitis: foul-smelling, greenish discharge; <text:span text:style-name="T7">itching and burning</text:span></text:p>
          </table:table-cell>
          <table:table-cell office:value-type="string">
            <text:p>Sexual</text:p>
          </table:table-cell>
          <table:table-cell office:value-type="string">
            <text:p>Trophozoites (motile) on wet mount</text:p>
          </table:table-cell>
          <table:table-cell office:value-type="string">
            <text:p>Metronidazole</text:p>
          </table:table-cell>
        </table:table-row>
        <table:table-row table:style-name="ro3">
          <table:table-cell office:value-type="string">
            <text:p>Trypanosoma cruzi</text:p>
          </table:table-cell>
          <table:table-cell office:value-type="string">
            <text:p>Chagas’ disease (dilated cardiomyopathy, megacolon megaesophagus); predominantly in South America</text:p>
          </table:table-cell>
          <table:table-cell office:value-type="string">
            <text:p>Reduviid bug</text:p>
          </table:table-cell>
          <table:table-cell office:value-type="string">
            <text:p>Blood smear</text:p>
          </table:table-cell>
          <table:table-cell office:value-type="string">
            <text:p>Nifurtimox</text:p>
          </table:table-cell>
        </table:table-row>
        <table:table-row table:style-name="ro3">
          <table:table-cell office:value-type="string">
            <text:p>Trypanosoma T. Gambiense T. Rhodesiense</text:p>
          </table:table-cell>
          <table:table-cell office:value-type="string">
            <text:p>African sleeping sickness</text:p>
          </table:table-cell>
          <table:table-cell office:value-type="string">
            <text:p>Tsetse fly</text:p>
          </table:table-cell>
          <table:table-cell office:value-type="string">
            <text:p>Blood smear</text:p>
          </table:table-cell>
          <table:table-cell office:value-type="string">
            <text:p>Suramin for blood borne disease or melarsoprol for CNS penetration</text:p>
          </table:table-cell>
        </table:table-row>
        <table:table-row table:style-name="ro3">
          <table:table-cell office:value-type="string">
            <text:p>Leishmania donovani</text:p>
          </table:table-cell>
          <table:table-cell office:value-type="string">
            <text:p>Visceral leishmaniasis (kala-azar): spiking fevers, hepatosplenomegaly,<text:span text:style-name="T7">pancytopenia</text:span></text:p>
          </table:table-cell>
          <table:table-cell office:value-type="string">
            <text:p>Sandfly</text:p>
          </table:table-cell>
          <table:table-cell table:style-name="Default" office:value-type="string">
            <text:p><text:span text:style-name="T8">Macrophages containing amastigotes</text:span></text:p>
          </table:table-cell>
          <table:table-cell office:value-type="string">
            <text:p>Sodium stibogluconate</text:p>
          </table:table-cell>
        </table:table-row>
        <table:table-row table:style-name="ro3">
          <table:table-cell office:value-type="string">
            <text:p>Plasmodium </text:p>
          </table:table-cell>
          <table:table-cell table:style-name="Default" office:value-type="string">
            <text:p>Malaria: cyclic fever, headache, anemia, splenomegaly Malaria––severe (cerebral) with P. falciparum P. vivax and P. ovale have dormant forms in liver (hypnozoites) →relapsing malaria</text:p>
          </table:table-cell>
          <table:table-cell office:value-type="string">
            <text:p>Mosquito (Anopheles)</text:p>
          </table:table-cell>
          <table:table-cell office:value-type="string">
            <text:p>Blood smear</text:p>
          </table:table-cell>
          <table:table-cell office:value-type="string">
            <text:p>Chloroquine (primaquine to prevent relapse caused by P. vivax, P. ovale), sulfadoxine + pyrimethamine, mefloquine, quinine</text:p>
          </table:table-cell>
        </table:table-row>
        <table:table-row table:style-name="ro3">
          <table:table-cell office:value-type="string">
            <text:p>Babesia</text:p>
          </table:table-cell>
          <table:table-cell office:value-type="string">
            <text:p>Babesiosis: fever and hemolytic anemia;<text:span text:style-name="T8">predominantly in northeastern United States</text:span></text:p>
          </table:table-cell>
          <table:table-cell table:style-name="ce4" office:value-type="string">
            <text:p>Ixodes <text:span text:style-name="T6">tick</text:span></text:p>
          </table:table-cell>
          <table:table-cell office:value-type="string">
            <text:p>Blood smear, no RBC pigment, appears as “Maltese cross”</text:p>
          </table:table-cell>
          <table:table-cell office:value-type="string">
            <text:p>Quinine, clindamycin</text:p>
          </table:table-cell>
        </table:table-row>
        <table:table-row table:style-name="ro3">
          <table:table-cell table:style-name="Default" office:value-type="string">
            <text:p>Cryptosporidium</text:p>
          </table:table-cell>
          <table:table-cell table:style-name="Default" office:value-type="string">
            <text:p>Severe diarrhea in AIDS Mild disease (watery diarrhea) in nonimmunocompromised</text:p>
          </table:table-cell>
          <table:table-cell office:value-type="string">
            <text:p>Cysts in water</text:p>
          </table:table-cell>
          <table:table-cell office:value-type="string">
            <text:p>Cysts on acid-fast stain</text:p>
          </table:table-cell>
          <table:table-cell office:value-type="string">
            <text:p>None</text:p>
          </table:table-cell>
        </table:table-row>
        <table:table-row table:style-name="ro4">
          <table:table-cell office:value-type="string">
            <text:p>Toxoplasma gondii</text:p>
          </table:table-cell>
          <table:table-cell office:value-type="string">
            <text:p>Brain abscess in HIV, birth defects (ring-enhancing brain lesions)</text:p>
          </table:table-cell>
          <table:table-cell office:value-type="string">
            <text:p>Cysts in meat or cat feces; crosses placenta<text:span text:style-name="T7">(pregnant women</text:span></text:p>
            <text:p><text:span text:style-name="T7">should avoid cats)</text:span></text:p>
          </table:table-cell>
          <table:table-cell table:style-name="Default" office:value-type="string">
            <text:p>Serology, biopsy</text:p>
          </table:table-cell>
          <table:table-cell table:style-name="Default" office:value-type="string">
            <text:p>Sulfadiazine + pyrimethamine</text:p>
          </table:table-cell>
        </table:table-row>
        <table:table-row table:style-name="ro3">
          <table:table-cell table:style-name="Default" office:value-type="string">
            <text:p>Entamoeba histolytica</text:p>
          </table:table-cell>
          <table:table-cell table:style-name="Default" office:value-type="string">
            <text:p>Amebiasis: bloody diarrhea, (dysentery), liver abscess,RUQ pain</text:p>
          </table:table-cell>
          <table:table-cell office:value-type="string">
            <text:p>Cysts in water</text:p>
          </table:table-cell>
          <table:table-cell office:value-type="string">
            <text:p>Serology and/or trophozoites or cysts in stool; RBCs in cytoplasm of entamoeba</text:p>
          </table:table-cell>
          <table:table-cell table:style-name="Default" office:value-type="string">
            <text:p>Metronidazole and iodoquinol</text:p>
          </table:table-cell>
        </table:table-row>
        <table:table-row table:style-name="ro5">
          <table:table-cell office:value-type="string">
            <text:p>Naegleria fowleri</text:p>
          </table:table-cell>
          <table:table-cell office:value-type="string">
            <text:p>Rapidly fatal meningoencephalitis</text:p>
          </table:table-cell>
          <table:table-cell table:style-name="Default" office:value-type="string">
            <text:p>Swimming in freshwater lakes (enter via</text:p>
            <text:p>cribriform plate)</text:p>
          </table:table-cell>
          <table:table-cell office:value-type="string">
            <text:p>Amoebas in spinal fluid</text:p>
          </table:table-cell>
          <table:table-cell office:value-type="string">
            <text:p>No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MPIFI+Formata-Medium" svg:font-family="FMPIFI+Formata-Medium"/>
    <style:font-face style:name="FMPJEJ+Formata-BoldCondensed" svg:font-family="FMPJEJ+Formata-BoldCondensed"/>
    <style:font-face style:name="FMPKAM+ElectraLH-Regular" svg:font-family="FMPKAM+ElectraLH-Regular"/>
    <style:font-face style:name="FMPKAO+ElectraLH-Cursive" svg:font-family="FMPKAO+ElectraLH-Cursive"/>
    <style:font-face style:name="FMPKBP+ElectraLH-Bold" svg:font-family="FMPKBP+ElectraLH-Bold"/>
    <style:font-face style:name="FNAIOI+Symbol" svg:font-family="FNAIOI+Symbol"/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6">07/16/2010</text:date>, <text:time>19:3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anshi Huang</meta:initial-creator>
    <meta:creation-date>2010-07-14T00:29:34</meta:creation-date>
    <dc:date>2010-07-16T19:37:52</dc:date>
    <dc:creator>Jianshi Huang</dc:creator>
    <meta:editing-duration>PT00H56M25S</meta:editing-duration>
    <meta:editing-cycles>16</meta:editing-cycles>
    <meta:generator>OpenOffice.org/3.2$Unix OpenOffice.org_project/320m12$Build-9483</meta:generator>
    <meta:document-statistic meta:table-count="8" meta:cell-count="281" meta:object-count="0"/>
  </office:meta>
</office:document-meta>
</file>